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ff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start="" draw:marker-end="線の終点_20_1" draw:marker-end-width="0.3cm" draw:fill="none" draw:fill-color="#ccffcc" draw:fill-image-width="0cm" draw:fill-image-height="0cm" draw:textarea-vertical-align="middle"/>
    </style:style>
    <style:style style:name="gr4" style:family="graphic" style:parent-style-name="objectwithoutfill">
      <style:graphic-properties svg:stroke-color="#ff6600" draw:marker-start="" draw:marker-end="線の終点_20_1" draw:marker-end-width="0.3cm" draw:fill="none" draw:fill-color="#ccffcc" draw:fill-image-width="0cm" draw:fill-image-height="0cm" draw:textarea-vertical-align="middle"/>
    </style:style>
    <style:style style:name="gr5" style:family="graphic" style:parent-style-name="standard">
      <style:graphic-properties draw:stroke="none" svg:stroke-color="#000000" draw:marker-end="線の終点_20_2" draw:fill="none" draw:fill-color="#ffffff" draw:fill-image-width="0cm" draw:fill-image-height="0cm" draw:textarea-horizontal-align="left" draw:auto-grow-height="true" draw:auto-grow-width="true" fo:min-height="0.556cm" fo:min-width="0.324cm"/>
    </style:style>
    <style:style style:name="gr6" style:family="graphic" style:parent-style-name="standard">
      <style:graphic-properties draw:stroke="none" svg:stroke-color="#000000" draw:marker-end="線の終点_20_2" draw:fill="none" draw:fill-color="#ffffff" draw:fill-image-width="0cm" draw:fill-image-height="0cm" draw:textarea-horizontal-align="left" draw:auto-grow-height="true" draw:auto-grow-width="false" fo:min-height="0.556cm" fo:min-width="0cm"/>
    </style:style>
    <style:style style:name="gr7" style:family="graphic" style:parent-style-name="standard">
      <style:graphic-properties draw:stroke="none" svg:stroke-color="#000000" draw:marker-end="線の終点_20_2" draw:fill="none" draw:fill-color="#ffffff" draw:fill-image-width="0cm" draw:fill-image-height="0cm" draw:textarea-horizontal-align="left" draw:auto-grow-height="true" draw:auto-grow-width="true" fo:min-height="2.899cm" fo:min-width="8.172cm"/>
    </style:style>
    <style:style style:name="gr8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text-position="0% 100%" fo:font-size="12pt" style:font-size-asian="12pt" style:font-size-complex="12pt"/>
    </style:style>
    <style:style style:name="T7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g>
          <draw:rect draw:style-name="gr1" draw:text-style-name="P2" draw:layer="layout" svg:width="2.6cm" svg:height="3.2cm" svg:x="2cm" svg:y="7cm">
            <text:p text:style-name="P1"><text:span text:style-name="T1">S</text:span><text:span text:style-name="T2">0</text:span></text:p>
          </draw:rect>
          <draw:g>
            <draw:rect draw:style-name="gr2" draw:text-style-name="P3" draw:layer="layout" svg:width="1.6cm" svg:height="0.6cm" svg:x="2.8cm" svg:y="8.7cm">
              <text:p text:style-name="P2"><text:span text:style-name="T1">b</text:span></text:p>
            </draw:rect>
            <draw:rect draw:style-name="gr2" draw:text-style-name="P3" draw:layer="layout" svg:width="1.6cm" svg:height="0.6cm" svg:x="2.8cm" svg:y="9.3cm">
              <text:p text:style-name="P2"><text:span text:style-name="T1">Q(s</text:span><text:span text:style-name="T3">0</text:span><text:span text:style-name="T1">,b)</text:span></text:p>
            </draw:rect>
          </draw:g>
          <draw:g>
            <draw:rect draw:style-name="gr2" draw:text-style-name="P3" draw:layer="layout" svg:width="1.6cm" svg:height="0.6cm" svg:x="2.8cm" svg:y="7.3cm">
              <text:p text:style-name="P2"><text:span text:style-name="T1">a</text:span></text:p>
            </draw:rect>
            <draw:rect draw:style-name="gr2" draw:text-style-name="P3" draw:layer="layout" svg:width="1.6cm" svg:height="0.6cm" svg:x="2.8cm" svg:y="7.9cm">
              <text:p text:style-name="P2"><text:span text:style-name="T1">Q(s</text:span><text:span text:style-name="T3">0</text:span><text:span text:style-name="T1">,a)</text:span></text:p>
            </draw:rect>
          </draw:g>
          <draw:g>
            <draw:rect draw:style-name="gr2" draw:text-style-name="P3" draw:layer="layout" svg:width="1.6cm" svg:height="0.6cm" svg:x="2.8cm" svg:y="8.7cm">
              <text:p text:style-name="P2"><text:span text:style-name="T1">b</text:span></text:p>
            </draw:rect>
            <draw:rect draw:style-name="gr2" draw:text-style-name="P3" draw:layer="layout" svg:width="1.6cm" svg:height="0.6cm" svg:x="2.8cm" svg:y="9.3cm">
              <text:p text:style-name="P2"><text:span text:style-name="T1">Q(s</text:span><text:span text:style-name="T3">0</text:span><text:span text:style-name="T1">,b)</text:span></text:p>
            </draw:rect>
          </draw:g>
          <draw:g>
            <draw:rect draw:style-name="gr2" draw:text-style-name="P3" draw:layer="layout" svg:width="1.6cm" svg:height="0.6cm" svg:x="2.8cm" svg:y="7.3cm">
              <text:p text:style-name="P2"><text:span text:style-name="T1">a</text:span></text:p>
            </draw:rect>
            <draw:rect draw:style-name="gr2" draw:text-style-name="P3" draw:layer="layout" svg:width="1.6cm" svg:height="0.6cm" svg:x="2.8cm" svg:y="7.9cm">
              <text:p text:style-name="P2"><text:span text:style-name="T1">Q(s</text:span><text:span text:style-name="T3">0</text:span><text:span text:style-name="T1">,a)</text:span></text:p>
            </draw:rect>
          </draw:g>
        </draw:g>
        <draw:g>
          <draw:rect draw:style-name="gr1" draw:text-style-name="P2" draw:layer="layout" svg:width="2.6cm" svg:height="3.2cm" svg:x="6cm" svg:y="3.2cm">
            <text:p text:style-name="P1"><text:span text:style-name="T1">S</text:span><text:span text:style-name="T2">1</text:span></text:p>
          </draw:rect>
          <draw:g>
            <draw:rect draw:style-name="gr2" draw:text-style-name="P3" draw:layer="layout" svg:width="1.6cm" svg:height="0.6cm" svg:x="6.8cm" svg:y="4.9cm">
              <text:p text:style-name="P2"><text:span text:style-name="T1">b</text:span></text:p>
            </draw:rect>
            <draw:rect draw:style-name="gr2" draw:text-style-name="P3" draw:layer="layout" svg:width="1.6cm" svg:height="0.6cm" svg:x="6.8cm" svg:y="5.5cm">
              <text:p text:style-name="P2"><text:span text:style-name="T1">Q(s</text:span><text:span text:style-name="T3">0</text:span><text:span text:style-name="T1">,b)</text:span></text:p>
            </draw:rect>
          </draw:g>
          <draw:g>
            <draw:rect draw:style-name="gr2" draw:text-style-name="P3" draw:layer="layout" svg:width="1.6cm" svg:height="0.6cm" svg:x="6.8cm" svg:y="3.5cm">
              <text:p text:style-name="P2"><text:span text:style-name="T1">a</text:span></text:p>
            </draw:rect>
            <draw:rect draw:style-name="gr2" draw:text-style-name="P3" draw:layer="layout" svg:width="1.6cm" svg:height="0.6cm" svg:x="6.8cm" svg:y="4.1cm">
              <text:p text:style-name="P2"><text:span text:style-name="T1">Q(s</text:span><text:span text:style-name="T3">0</text:span><text:span text:style-name="T1">,a)</text:span></text:p>
            </draw:rect>
          </draw:g>
          <draw:g>
            <draw:rect draw:style-name="gr2" draw:text-style-name="P3" draw:layer="layout" svg:width="1.6cm" svg:height="0.6cm" svg:x="6.8cm" svg:y="4.9cm">
              <text:p text:style-name="P2"><text:span text:style-name="T1">b</text:span></text:p>
            </draw:rect>
            <draw:rect draw:style-name="gr2" draw:text-style-name="P3" draw:layer="layout" svg:width="1.6cm" svg:height="0.6cm" svg:x="6.8cm" svg:y="5.5cm">
              <text:p text:style-name="P2"><text:span text:style-name="T1">Q(s</text:span><text:span text:style-name="T3">1</text:span><text:span text:style-name="T1">,b)</text:span></text:p>
            </draw:rect>
          </draw:g>
          <draw:g>
            <draw:rect draw:style-name="gr2" draw:text-style-name="P3" draw:layer="layout" svg:width="1.6cm" svg:height="0.6cm" svg:x="6.8cm" svg:y="3.5cm">
              <text:p text:style-name="P2"><text:span text:style-name="T1">a</text:span></text:p>
            </draw:rect>
            <draw:rect draw:style-name="gr2" draw:text-style-name="P3" draw:layer="layout" svg:width="1.6cm" svg:height="0.6cm" svg:x="6.8cm" svg:y="4.1cm">
              <text:p text:style-name="P2"><text:span text:style-name="T1">Q(s</text:span><text:span text:style-name="T3">1</text:span><text:span text:style-name="T1">,a)</text:span></text:p>
            </draw:rect>
          </draw:g>
        </draw:g>
        <draw:g>
          <draw:rect draw:style-name="gr1" draw:text-style-name="P2" draw:layer="layout" svg:width="2.6cm" svg:height="3.2cm" svg:x="6cm" svg:y="10.8cm">
            <text:p text:style-name="P1"><text:span text:style-name="T1">S</text:span><text:span text:style-name="T2">2</text:span></text:p>
          </draw:rect>
          <draw:g>
            <draw:rect draw:style-name="gr2" draw:text-style-name="P3" draw:layer="layout" svg:width="1.6cm" svg:height="0.6cm" svg:x="6.8cm" svg:y="12.5cm">
              <text:p text:style-name="P2"><text:span text:style-name="T1">b</text:span></text:p>
            </draw:rect>
            <draw:rect draw:style-name="gr2" draw:text-style-name="P3" draw:layer="layout" svg:width="1.6cm" svg:height="0.6cm" svg:x="6.8cm" svg:y="13.1cm">
              <text:p text:style-name="P2"><text:span text:style-name="T1">Q(s</text:span><text:span text:style-name="T3">0</text:span><text:span text:style-name="T1">,b)</text:span></text:p>
            </draw:rect>
          </draw:g>
          <draw:g>
            <draw:rect draw:style-name="gr2" draw:text-style-name="P3" draw:layer="layout" svg:width="1.6cm" svg:height="0.6cm" svg:x="6.8cm" svg:y="11.1cm">
              <text:p text:style-name="P2"><text:span text:style-name="T1">a</text:span></text:p>
            </draw:rect>
            <draw:rect draw:style-name="gr2" draw:text-style-name="P3" draw:layer="layout" svg:width="1.6cm" svg:height="0.6cm" svg:x="6.8cm" svg:y="11.7cm">
              <text:p text:style-name="P2"><text:span text:style-name="T1">Q(s</text:span><text:span text:style-name="T3">0</text:span><text:span text:style-name="T1">,a)</text:span></text:p>
            </draw:rect>
          </draw:g>
          <draw:g>
            <draw:rect draw:style-name="gr2" draw:text-style-name="P3" draw:layer="layout" svg:width="1.6cm" svg:height="0.6cm" svg:x="6.8cm" svg:y="12.5cm">
              <text:p text:style-name="P2"><text:span text:style-name="T1">b</text:span></text:p>
            </draw:rect>
            <draw:rect draw:style-name="gr2" draw:text-style-name="P3" draw:layer="layout" svg:width="1.6cm" svg:height="0.6cm" svg:x="6.8cm" svg:y="13.1cm">
              <text:p text:style-name="P2"><text:span text:style-name="T1">Q(s</text:span><text:span text:style-name="T3">2</text:span><text:span text:style-name="T1">,b)</text:span></text:p>
            </draw:rect>
          </draw:g>
          <draw:g>
            <draw:rect draw:style-name="gr2" draw:text-style-name="P3" draw:layer="layout" svg:width="1.6cm" svg:height="0.6cm" svg:x="6.8cm" svg:y="11.1cm">
              <text:p text:style-name="P2"><text:span text:style-name="T1">a</text:span></text:p>
            </draw:rect>
            <draw:rect draw:style-name="gr2" draw:text-style-name="P3" draw:layer="layout" svg:width="1.6cm" svg:height="0.6cm" svg:x="6.8cm" svg:y="11.7cm">
              <text:p text:style-name="P2"><text:span text:style-name="T1">Q(s</text:span><text:span text:style-name="T3">2</text:span><text:span text:style-name="T1">,a)</text:span></text:p>
            </draw:rect>
          </draw:g>
        </draw:g>
        <draw:g>
          <draw:rect draw:style-name="gr1" draw:text-style-name="P2" draw:layer="layout" svg:width="2.6cm" svg:height="3.2cm" svg:x="10.2cm" svg:y="1.2cm">
            <text:p text:style-name="P1"><text:span text:style-name="T1">S</text:span><text:span text:style-name="T2">3</text:span></text:p>
          </draw:rect>
          <draw:g>
            <draw:rect draw:style-name="gr2" draw:text-style-name="P3" draw:layer="layout" svg:width="1.6cm" svg:height="0.6cm" svg:x="11cm" svg:y="2.9cm">
              <text:p text:style-name="P2"><text:span text:style-name="T1">b</text:span></text:p>
            </draw:rect>
            <draw:rect draw:style-name="gr2" draw:text-style-name="P3" draw:layer="layout" svg:width="1.6cm" svg:height="0.6cm" svg:x="11cm" svg:y="3.5cm">
              <text:p text:style-name="P2"><text:span text:style-name="T1">Q(s</text:span><text:span text:style-name="T3">0</text:span><text:span text:style-name="T1">,b)</text:span></text:p>
            </draw:rect>
          </draw:g>
          <draw:g>
            <draw:rect draw:style-name="gr2" draw:text-style-name="P3" draw:layer="layout" svg:width="1.6cm" svg:height="0.6cm" svg:x="11cm" svg:y="1.5cm">
              <text:p text:style-name="P2"><text:span text:style-name="T1">a</text:span></text:p>
            </draw:rect>
            <draw:rect draw:style-name="gr2" draw:text-style-name="P3" draw:layer="layout" svg:width="1.6cm" svg:height="0.6cm" svg:x="11cm" svg:y="2.1cm">
              <text:p text:style-name="P2"><text:span text:style-name="T1">Q(s</text:span><text:span text:style-name="T3">0</text:span><text:span text:style-name="T1">,a)</text:span></text:p>
            </draw:rect>
          </draw:g>
          <draw:g>
            <draw:rect draw:style-name="gr2" draw:text-style-name="P3" draw:layer="layout" svg:width="1.6cm" svg:height="0.6cm" svg:x="11cm" svg:y="2.9cm">
              <text:p text:style-name="P2"><text:span text:style-name="T1">b</text:span></text:p>
            </draw:rect>
            <draw:rect draw:style-name="gr2" draw:text-style-name="P3" draw:layer="layout" svg:width="1.6cm" svg:height="0.6cm" svg:x="11cm" svg:y="3.5cm">
              <text:p text:style-name="P2"><text:span text:style-name="T1">Q(s</text:span><text:span text:style-name="T3">3</text:span><text:span text:style-name="T1">,b)</text:span></text:p>
            </draw:rect>
          </draw:g>
          <draw:g>
            <draw:rect draw:style-name="gr2" draw:text-style-name="P3" draw:layer="layout" svg:width="1.6cm" svg:height="0.6cm" svg:x="11cm" svg:y="1.5cm">
              <text:p text:style-name="P2"><text:span text:style-name="T1">a</text:span></text:p>
            </draw:rect>
            <draw:rect draw:style-name="gr2" draw:text-style-name="P3" draw:layer="layout" svg:width="1.6cm" svg:height="0.6cm" svg:x="11cm" svg:y="2.1cm">
              <text:p text:style-name="P2"><text:span text:style-name="T1">Q(s</text:span><text:span text:style-name="T3">3</text:span><text:span text:style-name="T1">,a)</text:span></text:p>
            </draw:rect>
          </draw:g>
        </draw:g>
        <draw:g>
          <draw:rect draw:style-name="gr1" draw:text-style-name="P2" draw:layer="layout" svg:width="2.6cm" svg:height="3.2cm" svg:x="10.2cm" svg:y="5.2cm">
            <text:p text:style-name="P1"><text:span text:style-name="T1">S</text:span><text:span text:style-name="T2">4</text:span></text:p>
          </draw:rect>
          <draw:g>
            <draw:rect draw:style-name="gr2" draw:text-style-name="P3" draw:layer="layout" svg:width="1.6cm" svg:height="0.6cm" svg:x="11cm" svg:y="6.9cm">
              <text:p text:style-name="P2"><text:span text:style-name="T1">b</text:span></text:p>
            </draw:rect>
            <draw:rect draw:style-name="gr2" draw:text-style-name="P3" draw:layer="layout" svg:width="1.6cm" svg:height="0.6cm" svg:x="11cm" svg:y="7.5cm">
              <text:p text:style-name="P2"><text:span text:style-name="T1">Q(s</text:span><text:span text:style-name="T3">0</text:span><text:span text:style-name="T1">,b)</text:span></text:p>
            </draw:rect>
          </draw:g>
          <draw:g>
            <draw:rect draw:style-name="gr2" draw:text-style-name="P3" draw:layer="layout" svg:width="1.6cm" svg:height="0.6cm" svg:x="11cm" svg:y="5.5cm">
              <text:p text:style-name="P2"><text:span text:style-name="T1">a</text:span></text:p>
            </draw:rect>
            <draw:rect draw:style-name="gr2" draw:text-style-name="P3" draw:layer="layout" svg:width="1.6cm" svg:height="0.6cm" svg:x="11cm" svg:y="6.1cm">
              <text:p text:style-name="P2"><text:span text:style-name="T1">Q(s</text:span><text:span text:style-name="T3">0</text:span><text:span text:style-name="T1">,a)</text:span></text:p>
            </draw:rect>
          </draw:g>
          <draw:g>
            <draw:rect draw:style-name="gr2" draw:text-style-name="P3" draw:layer="layout" svg:width="1.6cm" svg:height="0.6cm" svg:x="11cm" svg:y="6.9cm">
              <text:p text:style-name="P2"><text:span text:style-name="T1">b</text:span></text:p>
            </draw:rect>
            <draw:rect draw:style-name="gr2" draw:text-style-name="P3" draw:layer="layout" svg:width="1.6cm" svg:height="0.6cm" svg:x="11cm" svg:y="7.5cm">
              <text:p text:style-name="P2"><text:span text:style-name="T1">Q(s</text:span><text:span text:style-name="T3">4</text:span><text:span text:style-name="T1">,b)</text:span></text:p>
            </draw:rect>
          </draw:g>
          <draw:g>
            <draw:rect draw:style-name="gr2" draw:text-style-name="P3" draw:layer="layout" svg:width="1.6cm" svg:height="0.6cm" svg:x="11cm" svg:y="5.5cm">
              <text:p text:style-name="P2"><text:span text:style-name="T1">a</text:span></text:p>
            </draw:rect>
            <draw:rect draw:style-name="gr2" draw:text-style-name="P3" draw:layer="layout" svg:width="1.6cm" svg:height="0.6cm" svg:x="11cm" svg:y="6.1cm">
              <text:p text:style-name="P2"><text:span text:style-name="T1">Q(s</text:span><text:span text:style-name="T3">4</text:span><text:span text:style-name="T1">,a)</text:span></text:p>
            </draw:rect>
          </draw:g>
        </draw:g>
        <draw:g>
          <draw:rect draw:style-name="gr1" draw:text-style-name="P2" draw:layer="layout" svg:width="2.6cm" svg:height="3.2cm" svg:x="10.2cm" svg:y="9cm">
            <text:p text:style-name="P1"><text:span text:style-name="T1">S</text:span><text:span text:style-name="T2">5</text:span></text:p>
          </draw:rect>
          <draw:g>
            <draw:rect draw:style-name="gr2" draw:text-style-name="P3" draw:layer="layout" svg:width="1.6cm" svg:height="0.6cm" svg:x="11cm" svg:y="10.7cm">
              <text:p text:style-name="P2"><text:span text:style-name="T1">b</text:span></text:p>
            </draw:rect>
            <draw:rect draw:style-name="gr2" draw:text-style-name="P3" draw:layer="layout" svg:width="1.6cm" svg:height="0.6cm" svg:x="11cm" svg:y="11.3cm">
              <text:p text:style-name="P2"><text:span text:style-name="T1">Q(s</text:span><text:span text:style-name="T3">0</text:span><text:span text:style-name="T1">,b)</text:span></text:p>
            </draw:rect>
          </draw:g>
          <draw:g>
            <draw:rect draw:style-name="gr2" draw:text-style-name="P3" draw:layer="layout" svg:width="1.6cm" svg:height="0.6cm" svg:x="11cm" svg:y="9.3cm">
              <text:p text:style-name="P2"><text:span text:style-name="T1">a</text:span></text:p>
            </draw:rect>
            <draw:rect draw:style-name="gr2" draw:text-style-name="P3" draw:layer="layout" svg:width="1.6cm" svg:height="0.6cm" svg:x="11cm" svg:y="9.9cm">
              <text:p text:style-name="P2"><text:span text:style-name="T1">Q(s</text:span><text:span text:style-name="T3">0</text:span><text:span text:style-name="T1">,a)</text:span></text:p>
            </draw:rect>
          </draw:g>
          <draw:g>
            <draw:rect draw:style-name="gr2" draw:text-style-name="P3" draw:layer="layout" svg:width="1.6cm" svg:height="0.6cm" svg:x="11cm" svg:y="10.7cm">
              <text:p text:style-name="P2"><text:span text:style-name="T1">b</text:span></text:p>
            </draw:rect>
            <draw:rect draw:style-name="gr2" draw:text-style-name="P3" draw:layer="layout" svg:width="1.6cm" svg:height="0.6cm" svg:x="11cm" svg:y="11.3cm">
              <text:p text:style-name="P2"><text:span text:style-name="T1">Q(s</text:span><text:span text:style-name="T3">5</text:span><text:span text:style-name="T1">,b)</text:span></text:p>
            </draw:rect>
          </draw:g>
          <draw:g>
            <draw:rect draw:style-name="gr2" draw:text-style-name="P3" draw:layer="layout" svg:width="1.6cm" svg:height="0.6cm" svg:x="11cm" svg:y="9.3cm">
              <text:p text:style-name="P2"><text:span text:style-name="T1">a</text:span></text:p>
            </draw:rect>
            <draw:rect draw:style-name="gr2" draw:text-style-name="P3" draw:layer="layout" svg:width="1.6cm" svg:height="0.6cm" svg:x="11cm" svg:y="9.9cm">
              <text:p text:style-name="P2"><text:span text:style-name="T1">Q(s</text:span><text:span text:style-name="T3">5</text:span><text:span text:style-name="T1">,a)</text:span></text:p>
            </draw:rect>
          </draw:g>
        </draw:g>
        <draw:g>
          <draw:rect draw:style-name="gr1" draw:text-style-name="P2" draw:layer="layout" svg:width="2.6cm" svg:height="3.2cm" svg:x="10.2cm" svg:y="12.8cm">
            <text:p text:style-name="P1"><text:span text:style-name="T1">S</text:span><text:span text:style-name="T2">6</text:span></text:p>
          </draw:rect>
          <draw:g>
            <draw:rect draw:style-name="gr2" draw:text-style-name="P3" draw:layer="layout" svg:width="1.6cm" svg:height="0.6cm" svg:x="11cm" svg:y="14.5cm">
              <text:p text:style-name="P2"><text:span text:style-name="T1">b</text:span></text:p>
            </draw:rect>
            <draw:rect draw:style-name="gr2" draw:text-style-name="P3" draw:layer="layout" svg:width="1.6cm" svg:height="0.6cm" svg:x="11cm" svg:y="15.1cm">
              <text:p text:style-name="P2"><text:span text:style-name="T1">Q(s</text:span><text:span text:style-name="T3">0</text:span><text:span text:style-name="T1">,b)</text:span></text:p>
            </draw:rect>
          </draw:g>
          <draw:g>
            <draw:rect draw:style-name="gr2" draw:text-style-name="P3" draw:layer="layout" svg:width="1.6cm" svg:height="0.6cm" svg:x="11cm" svg:y="13.1cm">
              <text:p text:style-name="P2"><text:span text:style-name="T1">a</text:span></text:p>
            </draw:rect>
            <draw:rect draw:style-name="gr2" draw:text-style-name="P3" draw:layer="layout" svg:width="1.6cm" svg:height="0.6cm" svg:x="11cm" svg:y="13.7cm">
              <text:p text:style-name="P2"><text:span text:style-name="T1">Q(s</text:span><text:span text:style-name="T3">0</text:span><text:span text:style-name="T1">,a)</text:span></text:p>
            </draw:rect>
          </draw:g>
          <draw:g>
            <draw:rect draw:style-name="gr2" draw:text-style-name="P3" draw:layer="layout" svg:width="1.6cm" svg:height="0.6cm" svg:x="11cm" svg:y="14.5cm">
              <text:p text:style-name="P2"><text:span text:style-name="T1">b</text:span></text:p>
            </draw:rect>
            <draw:rect draw:style-name="gr2" draw:text-style-name="P3" draw:layer="layout" svg:width="1.6cm" svg:height="0.6cm" svg:x="11cm" svg:y="15.1cm">
              <text:p text:style-name="P2"><text:span text:style-name="T1">Q(s</text:span><text:span text:style-name="T3">6</text:span><text:span text:style-name="T1">,b)</text:span></text:p>
            </draw:rect>
          </draw:g>
          <draw:g>
            <draw:rect draw:style-name="gr2" draw:text-style-name="P3" draw:layer="layout" svg:width="1.6cm" svg:height="0.6cm" svg:x="11cm" svg:y="13.1cm">
              <text:p text:style-name="P2"><text:span text:style-name="T1">a</text:span></text:p>
            </draw:rect>
            <draw:rect draw:style-name="gr2" draw:text-style-name="P3" draw:layer="layout" svg:width="1.6cm" svg:height="0.6cm" svg:x="11cm" svg:y="13.7cm">
              <text:p text:style-name="P2"><text:span text:style-name="T1">Q(s</text:span><text:span text:style-name="T3">6</text:span><text:span text:style-name="T1">,a)</text:span></text:p>
            </draw:rect>
          </draw:g>
        </draw:g>
        <draw:g>
          <draw:rect draw:style-name="gr1" draw:text-style-name="P2" draw:layer="layout" svg:width="2.6cm" svg:height="3.2cm" svg:x="14.4cm" svg:y="0.4cm">
            <text:p text:style-name="P1"><text:span text:style-name="T1">S</text:span><text:span text:style-name="T2">7</text:span></text:p>
          </draw:rect>
          <draw:g>
            <draw:rect draw:style-name="gr2" draw:text-style-name="P3" draw:layer="layout" svg:width="1.6cm" svg:height="0.6cm" svg:x="15.2cm" svg:y="2.1cm">
              <text:p text:style-name="P2"><text:span text:style-name="T1">b</text:span></text:p>
            </draw:rect>
            <draw:rect draw:style-name="gr2" draw:text-style-name="P3" draw:layer="layout" svg:width="1.6cm" svg:height="0.6cm" svg:x="15.2cm" svg:y="2.7cm">
              <text:p text:style-name="P2"><text:span text:style-name="T1">Q(s</text:span><text:span text:style-name="T3">0</text:span><text:span text:style-name="T1">,b)</text:span></text:p>
            </draw:rect>
          </draw:g>
          <draw:g>
            <draw:rect draw:style-name="gr2" draw:text-style-name="P3" draw:layer="layout" svg:width="1.6cm" svg:height="0.6cm" svg:x="15.2cm" svg:y="0.7cm">
              <text:p text:style-name="P2"><text:span text:style-name="T1">a</text:span></text:p>
            </draw:rect>
            <draw:rect draw:style-name="gr2" draw:text-style-name="P3" draw:layer="layout" svg:width="1.6cm" svg:height="0.6cm" svg:x="15.2cm" svg:y="1.3cm">
              <text:p text:style-name="P2"><text:span text:style-name="T1">Q(s</text:span><text:span text:style-name="T3">0</text:span><text:span text:style-name="T1">,a)</text:span></text:p>
            </draw:rect>
          </draw:g>
          <draw:g>
            <draw:rect draw:style-name="gr2" draw:text-style-name="P3" draw:layer="layout" svg:width="1.6cm" svg:height="0.6cm" svg:x="15.2cm" svg:y="2.1cm">
              <text:p text:style-name="P2"><text:span text:style-name="T1">b</text:span></text:p>
            </draw:rect>
            <draw:rect draw:style-name="gr2" draw:text-style-name="P3" draw:layer="layout" svg:width="1.6cm" svg:height="0.6cm" svg:x="15.2cm" svg:y="2.7cm">
              <text:p text:style-name="P2"><text:span text:style-name="T1">Q(s</text:span><text:span text:style-name="T3">7</text:span><text:span text:style-name="T1">,b)</text:span></text:p>
            </draw:rect>
          </draw:g>
          <draw:g>
            <draw:rect draw:style-name="gr2" draw:text-style-name="P3" draw:layer="layout" svg:width="1.6cm" svg:height="0.6cm" svg:x="15.2cm" svg:y="0.7cm">
              <text:p text:style-name="P2"><text:span text:style-name="T1">a</text:span></text:p>
            </draw:rect>
            <draw:rect draw:style-name="gr2" draw:text-style-name="P3" draw:layer="layout" svg:width="1.6cm" svg:height="0.6cm" svg:x="15.2cm" svg:y="1.3cm">
              <text:p text:style-name="P2"><text:span text:style-name="T1">Q(s</text:span><text:span text:style-name="T3">7</text:span><text:span text:style-name="T1">,a)</text:span></text:p>
            </draw:rect>
          </draw:g>
        </draw:g>
        <draw:g>
          <draw:rect draw:style-name="gr1" draw:text-style-name="P2" draw:layer="layout" svg:width="2.6cm" svg:height="3.2cm" svg:x="14.4cm" svg:y="4.2cm">
            <text:p text:style-name="P1"><text:span text:style-name="T1">S</text:span><text:span text:style-name="T2">8</text:span></text:p>
          </draw:rect>
          <draw:g>
            <draw:rect draw:style-name="gr2" draw:text-style-name="P3" draw:layer="layout" svg:width="1.6cm" svg:height="0.6cm" svg:x="15.2cm" svg:y="5.9cm">
              <text:p text:style-name="P2"><text:span text:style-name="T1">b</text:span></text:p>
            </draw:rect>
            <draw:rect draw:style-name="gr2" draw:text-style-name="P3" draw:layer="layout" svg:width="1.6cm" svg:height="0.6cm" svg:x="15.2cm" svg:y="6.5cm">
              <text:p text:style-name="P2"><text:span text:style-name="T1">Q(s</text:span><text:span text:style-name="T3">0</text:span><text:span text:style-name="T1">,b)</text:span></text:p>
            </draw:rect>
          </draw:g>
          <draw:g>
            <draw:rect draw:style-name="gr2" draw:text-style-name="P3" draw:layer="layout" svg:width="1.6cm" svg:height="0.6cm" svg:x="15.2cm" svg:y="4.5cm">
              <text:p text:style-name="P2"><text:span text:style-name="T1">a</text:span></text:p>
            </draw:rect>
            <draw:rect draw:style-name="gr2" draw:text-style-name="P3" draw:layer="layout" svg:width="1.6cm" svg:height="0.6cm" svg:x="15.2cm" svg:y="5.1cm">
              <text:p text:style-name="P2"><text:span text:style-name="T1">Q(s</text:span><text:span text:style-name="T3">0</text:span><text:span text:style-name="T1">,a)</text:span></text:p>
            </draw:rect>
          </draw:g>
          <draw:g>
            <draw:rect draw:style-name="gr2" draw:text-style-name="P3" draw:layer="layout" svg:width="1.6cm" svg:height="0.6cm" svg:x="15.2cm" svg:y="5.9cm">
              <text:p text:style-name="P2"><text:span text:style-name="T1">b</text:span></text:p>
            </draw:rect>
            <draw:rect draw:style-name="gr2" draw:text-style-name="P3" draw:layer="layout" svg:width="1.6cm" svg:height="0.6cm" svg:x="15.2cm" svg:y="6.5cm">
              <text:p text:style-name="P2"><text:span text:style-name="T1">Q(s</text:span><text:span text:style-name="T3">8</text:span><text:span text:style-name="T1">,b)</text:span></text:p>
            </draw:rect>
          </draw:g>
          <draw:g>
            <draw:rect draw:style-name="gr2" draw:text-style-name="P3" draw:layer="layout" svg:width="1.6cm" svg:height="0.6cm" svg:x="15.2cm" svg:y="4.5cm">
              <text:p text:style-name="P2"><text:span text:style-name="T1">a</text:span></text:p>
            </draw:rect>
            <draw:rect draw:style-name="gr2" draw:text-style-name="P3" draw:layer="layout" svg:width="1.6cm" svg:height="0.6cm" svg:x="15.2cm" svg:y="5.1cm">
              <text:p text:style-name="P2"><text:span text:style-name="T1">Q(s</text:span><text:span text:style-name="T3">8</text:span><text:span text:style-name="T1">,a)</text:span></text:p>
            </draw:rect>
          </draw:g>
        </draw:g>
        <draw:line draw:style-name="gr3" draw:text-style-name="P2" draw:layer="layout" svg:x1="4.4cm" svg:y1="7.6cm" svg:x2="6cm" svg:y2="4.8cm">
          <text:p/>
        </draw:line>
        <draw:line draw:style-name="gr4" draw:text-style-name="P2" draw:layer="layout" svg:x1="4.4cm" svg:y1="9cm" svg:x2="6cm" svg:y2="12.4cm">
          <text:p/>
        </draw:line>
        <draw:line draw:style-name="gr3" draw:text-style-name="P2" draw:layer="layout" svg:x1="8.4cm" svg:y1="3.8cm" svg:x2="10.2cm" svg:y2="2.8cm">
          <text:p/>
        </draw:line>
        <draw:line draw:style-name="gr3" draw:text-style-name="P2" draw:layer="layout" svg:x1="8.4cm" svg:y1="11.4cm" svg:x2="10.2cm" svg:y2="10.4cm">
          <text:p/>
        </draw:line>
        <draw:line draw:style-name="gr3" draw:text-style-name="P2" draw:layer="layout" svg:x1="8.4cm" svg:y1="12.8cm" svg:x2="10.2cm" svg:y2="14.4cm">
          <text:p/>
        </draw:line>
        <draw:line draw:style-name="gr3" draw:text-style-name="P2" draw:layer="layout" svg:x1="8.4cm" svg:y1="5.2cm" svg:x2="10.2cm" svg:y2="6.8cm">
          <text:p/>
        </draw:line>
        <draw:line draw:style-name="gr3" draw:text-style-name="P2" draw:layer="layout" svg:x1="12.6cm" svg:y1="1.8cm" svg:x2="14.4cm" svg:y2="1.8cm">
          <text:p/>
        </draw:line>
        <draw:line draw:style-name="gr3" draw:text-style-name="P2" draw:layer="layout" svg:x1="12.6cm" svg:y1="3.2cm" svg:x2="14.4cm" svg:y2="5.4cm">
          <text:p/>
        </draw:line>
        <draw:frame draw:style-name="gr5" draw:layer="layout" svg:width="0.824cm" svg:height="0.806cm" svg:x="4.4cm" svg:y="5.2cm">
          <draw:text-box>
            <text:p><text:span text:style-name="T4">r</text:span><text:span text:style-name="T3">1</text:span></text:p>
          </draw:text-box>
        </draw:frame>
        <draw:frame draw:style-name="gr5" draw:layer="layout" svg:width="0.824cm" svg:height="0.806cm" svg:x="5cm" svg:y="9.6cm">
          <draw:text-box>
            <text:p><text:span text:style-name="T4">r</text:span><text:span text:style-name="T3">2</text:span></text:p>
          </draw:text-box>
        </draw:frame>
        <draw:frame draw:style-name="gr6" draw:layer="layout" svg:width="0.824cm" svg:height="0.806cm" svg:x="8.8cm" svg:y="2.4cm">
          <draw:text-box>
            <text:p><text:span text:style-name="T4">r</text:span><text:span text:style-name="T3">3</text:span></text:p>
          </draw:text-box>
        </draw:frame>
        <draw:frame draw:style-name="gr5" draw:layer="layout" svg:width="0.824cm" svg:height="0.806cm" svg:x="5cm" svg:y="9.6cm">
          <draw:text-box>
            <text:p><text:span text:style-name="T4">r</text:span><text:span text:style-name="T3">2</text:span></text:p>
          </draw:text-box>
        </draw:frame>
        <draw:frame draw:style-name="gr6" draw:layer="layout" svg:width="0.824cm" svg:height="0.806cm" svg:x="8.976cm" svg:y="4.994cm">
          <draw:text-box>
            <text:p><text:span text:style-name="T4">r</text:span><text:span text:style-name="T3">4</text:span></text:p>
          </draw:text-box>
        </draw:frame>
        <draw:frame draw:style-name="gr6" draw:layer="layout" svg:width="0.824cm" svg:height="0.806cm" svg:x="8.8cm" svg:y="2.4cm">
          <draw:text-box>
            <text:p><text:span text:style-name="T4">r</text:span><text:span text:style-name="T3">3</text:span></text:p>
          </draw:text-box>
        </draw:frame>
        <draw:frame draw:style-name="gr6" draw:layer="layout" svg:width="0.824cm" svg:height="0.806cm" svg:x="8.976cm" svg:y="10cm">
          <draw:text-box>
            <text:p><text:span text:style-name="T4">r</text:span><text:span text:style-name="T3">5</text:span></text:p>
          </draw:text-box>
        </draw:frame>
        <draw:frame draw:style-name="gr6" draw:layer="layout" svg:width="0.824cm" svg:height="0.806cm" svg:x="8.976cm" svg:y="12.8cm">
          <draw:text-box>
            <text:p><text:span text:style-name="T4">r</text:span><text:span text:style-name="T3">6</text:span></text:p>
          </draw:text-box>
        </draw:frame>
        <draw:frame draw:style-name="gr6" draw:layer="layout" svg:width="0.824cm" svg:height="0.806cm" svg:x="13.176cm" svg:y="0.994cm">
          <draw:text-box>
            <text:p><text:span text:style-name="T4">r</text:span><text:span text:style-name="T3">7</text:span></text:p>
          </draw:text-box>
        </draw:frame>
        <draw:frame draw:style-name="gr6" draw:layer="layout" svg:width="0.824cm" svg:height="0.806cm" svg:x="13.2cm" svg:y="3.394cm">
          <draw:text-box>
            <text:p><text:span text:style-name="T4">r</text:span><text:span text:style-name="T3">8</text:span></text:p>
          </draw:text-box>
        </draw:frame>
        <draw:frame draw:style-name="gr7" draw:layer="layout" svg:width="11.018cm" svg:height="3.149cm" svg:x="14.2cm" svg:y="12.813cm">
          <draw:text-box>
            <text:p>オレンジのパスが勝ちパターンの場合、</text:p>
            <text:p>Q(<text:span text:style-name="T5">s</text:span><text:span text:style-name="T6">0</text:span>,b) = r<text:span text:style-name="T1">2</text:span> + γQ(s<text:span text:style-name="T1">2</text:span>,a)</text:p>
            <text:p><text:s text:c="12"/>= r<text:span text:style-name="T1">2</text:span> + γr<text:span text:style-name="T1">5</text:span> +γ<text:span text:style-name="T7">2</text:span>Q(s<text:span text:style-name="T1">5</text:span>,a)</text:p>
            <text:p><text:s text:c="12"/>= r<text:span text:style-name="T1">2</text:span> + γr<text:span text:style-name="T1">5</text:span> +γ<text:span text:style-name="T7">2</text:span>r<text:span text:style-name="T1">9</text:span></text:p>
          </draw:text-box>
        </draw:frame>
        <draw:frame draw:style-name="gr6" draw:layer="layout" svg:width="0.824cm" svg:height="0.806cm" svg:x="8.976cm" svg:y="4.994cm">
          <draw:text-box>
            <text:p><text:span text:style-name="T4">r</text:span><text:span text:style-name="T3">4</text:span></text:p>
          </draw:text-box>
        </draw:frame>
        <draw:rect draw:style-name="gr1" draw:text-style-name="P2" draw:layer="layout" svg:width="2.6cm" svg:height="3.2cm" svg:x="14.4cm" svg:y="8.2cm">
          <text:p text:style-name="P1"><text:span text:style-name="T1">S</text:span><text:span text:style-name="T2">9 <text:s text:c="2"/>Win</text:span></text:p>
        </draw:rect>
        <draw:line draw:style-name="gr4" draw:text-style-name="P2" draw:layer="layout" svg:x1="8.4cm" svg:y1="11.393cm" svg:x2="10.2cm" svg:y2="10.393cm">
          <text:p/>
        </draw:line>
        <draw:line draw:style-name="gr4" draw:text-style-name="P2" draw:layer="layout" svg:x1="12.6cm" svg:y1="9.6cm" svg:x2="14.4cm" svg:y2="9.8cm">
          <text:p/>
        </draw:line>
        <draw:frame draw:style-name="gr6" draw:layer="layout" svg:width="0.824cm" svg:height="0.806cm" svg:x="13.176cm" svg:y="8.8cm">
          <draw:text-box>
            <text:p><text:span text:style-name="T4">r</text:span><text:span text:style-name="T3">9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線の終点_20_1" draw:display-name="線の終点 1" svg:viewBox="0 0 1131 902" svg:d="M564 0l-564 902h1131z"/>
    <draw:marker draw:name="線の終点_20_2" draw:display-name="線の終点 2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pa papa</meta:initial-creator>
    <meta:creation-date>2018-01-19T22:00:52.47</meta:creation-date>
    <meta:editing-duration>PT21M21S</meta:editing-duration>
    <meta:editing-cycles>3</meta:editing-cycles>
    <dc:date>2018-01-19T23:10:36.86</dc:date>
    <dc:creator>papa papa</dc:creator>
    <meta:generator>OpenOffice/4.1.3$Win32 OpenOffice.org_project/413m1$Build-9783</meta:generator>
    <meta:document-statistic meta:object-count="173"/>
  </office:meta>
</office:document-meta>
</file>